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Ubuntu" svg:font-family="Ubuntu, 'var nv-fallback-ff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93939" style:font-name="Ubuntu" fo:letter-spacing="normal" fo:font-style="normal" fo:font-weight="normal" officeooo:rsid="0007f466" officeooo:paragraph-rsid="0007f466"/>
    </style:style>
    <style:style style:name="P2" style:family="paragraph" style:parent-style-name="Heading_20_2">
      <style:text-properties fo:font-variant="normal" fo:text-transform="none" fo:color="#393939" style:font-name="Ubuntu1" fo:font-size="12pt" fo:letter-spacing="normal" fo:font-style="normal" fo:font-weight="normal" officeooo:rsid="0007f466" officeooo:paragraph-rsid="0007f466" style:font-size-asian="12pt" style:font-weight-asian="normal" style:font-size-complex="12pt" style:font-weight-complex="normal"/>
    </style:style>
    <style:style style:name="P3" style:family="paragraph" style:parent-style-name="Heading_20_2">
      <style:text-properties fo:font-variant="normal" fo:text-transform="none" fo:color="#393939" style:font-name="Ubuntu1" fo:font-size="12pt" fo:letter-spacing="normal" fo:font-style="normal" fo:font-weight="normal" officeooo:paragraph-rsid="0007f466" style:font-weight-asian="normal" style:font-weight-complex="normal"/>
    </style:style>
    <style:style style:name="P4" style:family="paragraph" style:parent-style-name="Heading_20_4">
      <style:text-properties fo:font-variant="normal" fo:text-transform="none" fo:color="#393939" style:font-name="Ubuntu" fo:letter-spacing="normal" fo:font-style="normal" fo:font-weight="normal" officeooo:rsid="0007f466" officeooo:paragraph-rsid="0007f466"/>
    </style:style>
    <style:style style:name="P5" style:family="paragraph" style:parent-style-name="Standard">
      <style:text-properties officeooo:rsid="00052fca" officeooo:paragraph-rsid="00052fca"/>
    </style:style>
    <style:style style:name="P6" style:family="paragraph" style:parent-style-name="Standard">
      <style:text-properties officeooo:rsid="00052fca" officeooo:paragraph-rsid="000d6092"/>
    </style:style>
    <style:style style:name="P7" style:family="paragraph" style:parent-style-name="Standard">
      <style:text-properties officeooo:paragraph-rsid="00052fca"/>
    </style:style>
    <style:style style:name="P8" style:family="paragraph" style:parent-style-name="Standard">
      <style:text-properties officeooo:rsid="0007f466" officeooo:paragraph-rsid="0007f466"/>
    </style:style>
    <style:style style:name="P9" style:family="paragraph" style:parent-style-name="Standard">
      <style:text-properties officeooo:rsid="000d6092" officeooo:paragraph-rsid="000d6092"/>
    </style:style>
    <style:style style:name="P10" style:family="paragraph" style:parent-style-name="Standard">
      <style:text-properties officeooo:paragraph-rsid="000d6092"/>
    </style:style>
    <style:style style:name="P11" style:family="paragraph" style:parent-style-name="Text_20_body">
      <style:text-properties fo:font-variant="normal" fo:text-transform="none" fo:color="#393939" style:font-name="Ubuntu" fo:letter-spacing="normal" fo:font-style="normal" fo:font-weight="normal" officeooo:rsid="0007f466" officeooo:paragraph-rsid="0007f466"/>
    </style:style>
    <style:style style:name="P12" style:family="paragraph" style:parent-style-name="Text_20_body">
      <style:text-properties fo:font-variant="normal" fo:text-transform="none" fo:color="#393939" style:font-name="Ubuntu1" fo:font-size="12pt" fo:letter-spacing="normal" fo:font-style="normal" fo:font-weight="normal" officeooo:paragraph-rsid="0008a813" style:font-size-asian="12pt" style:font-weight-asian="normal" style:font-size-complex="12pt" style:font-weight-complex="normal"/>
    </style:style>
    <style:style style:name="P13" style:family="paragraph" style:parent-style-name="Text_20_body">
      <style:text-properties officeooo:paragraph-rsid="0008a813"/>
    </style:style>
    <style:style style:name="P14" style:family="paragraph" style:parent-style-name="Text_20_body">
      <style:text-properties officeooo:paragraph-rsid="000c1e1b"/>
    </style:style>
    <style:style style:name="P15" style:family="paragraph" style:parent-style-name="Text_20_body">
      <style:text-properties style:font-name="Ubuntu1" fo:font-weight="normal" officeooo:paragraph-rsid="000a8c6d" style:font-weight-asian="normal" style:font-weight-complex="normal"/>
    </style:style>
    <style:style style:name="P16" style:family="paragraph" style:parent-style-name="Text_20_body">
      <style:text-properties style:font-name="Ubuntu1" fo:font-weight="normal" officeooo:paragraph-rsid="000d1a7e" style:font-weight-asian="normal" style:font-weight-complex="normal"/>
    </style:style>
    <style:style style:name="P17" style:family="paragraph" style:parent-style-name="Text_20_body">
      <style:text-properties officeooo:paragraph-rsid="000d6092"/>
    </style:style>
    <style:style style:name="T1" style:family="text">
      <style:text-properties officeooo:rsid="00052fca"/>
    </style:style>
    <style:style style:name="T2" style:family="text">
      <style:text-properties officeooo:rsid="000645a3"/>
    </style:style>
    <style:style style:name="T3" style:family="text">
      <style:text-properties officeooo:rsid="0007f466"/>
    </style:style>
    <style:style style:name="T4" style:family="text">
      <style:text-properties fo:font-style="normal"/>
    </style:style>
    <style:style style:name="T5" style:family="text">
      <style:text-properties fo:font-variant="normal" fo:text-transform="none" fo:color="#393939" style:font-name="Ubuntu" fo:letter-spacing="normal" fo:font-style="normal" fo:font-weight="normal" officeooo:rsid="0007f466"/>
    </style:style>
    <style:style style:name="T6" style:family="text">
      <style:text-properties fo:font-variant="normal" fo:text-transform="none" fo:color="#393939" style:font-name="Ubuntu" fo:letter-spacing="normal" fo:font-style="normal" fo:font-weight="normal" officeooo:rsid="000c1e1b"/>
    </style:style>
    <style:style style:name="T7" style:family="text">
      <style:text-properties fo:font-variant="normal" fo:text-transform="none" fo:color="#393939" style:font-name="Ubuntu" fo:letter-spacing="normal" fo:font-style="normal" fo:font-weight="normal" officeooo:rsid="000c1e1b" style:font-style-asian="italic" style:font-style-complex="italic"/>
    </style:style>
    <style:style style:name="T8" style:family="text">
      <style:text-properties fo:font-variant="normal" fo:text-transform="none" fo:color="#393939" style:font-name="Ubuntu" fo:letter-spacing="normal" fo:font-style="normal" fo:font-weight="normal" officeooo:rsid="000d6092" style:font-style-asian="italic" style:font-style-complex="italic"/>
    </style:style>
    <style:style style:name="T9" style:family="text">
      <style:text-properties fo:font-variant="normal" fo:text-transform="none" fo:color="#393939" style:font-name="Ubuntu" fo:font-size="12pt" fo:letter-spacing="normal" fo:font-style="normal" fo:font-weight="normal" officeooo:rsid="0007f466" style:font-size-asian="12pt" style:font-size-complex="12pt"/>
    </style:style>
    <style:style style:name="T10" style:family="text">
      <style:text-properties fo:font-variant="normal" fo:text-transform="none" fo:color="#393939" style:font-name="Ubuntu" fo:font-size="12pt" fo:letter-spacing="normal" fo:font-style="normal" fo:font-weight="normal" officeooo:rsid="000a8c6d" style:font-size-asian="12pt" style:font-size-complex="12pt"/>
    </style:style>
    <style:style style:name="T11" style:family="text">
      <style:text-properties fo:font-variant="normal" fo:text-transform="none" fo:color="#393939" fo:font-size="12pt" fo:letter-spacing="normal" fo:font-style="normal" fo:font-weight="normal" officeooo:rsid="0007f466" style:font-size-asian="12pt" style:font-size-complex="12pt"/>
    </style:style>
    <style:style style:name="T12" style:family="text">
      <style:text-properties fo:font-variant="normal" fo:text-transform="none" fo:color="#393939" fo:font-size="12pt" fo:letter-spacing="normal" fo:font-style="normal" officeooo:rsid="0007f466" style:font-size-asian="12pt" style:font-size-complex="12pt"/>
    </style:style>
    <style:style style:name="T13" style:family="text">
      <style:text-properties fo:font-variant="normal" fo:text-transform="none" fo:color="#393939" fo:letter-spacing="normal" fo:font-style="normal" fo:font-weight="normal" officeooo:rsid="0007f466"/>
    </style:style>
    <style:style style:name="T14" style:family="text">
      <style:text-properties fo:font-variant="normal" fo:text-transform="none" fo:color="#393939" fo:letter-spacing="normal" fo:font-style="normal" fo:font-weight="normal" officeooo:rsid="000c1e1b" style:font-style-asian="italic" style:font-style-complex="italic"/>
    </style:style>
    <style:style style:name="T15" style:family="text">
      <style:text-properties fo:font-variant="normal" fo:text-transform="none" fo:color="#393939" style:font-name="Ubuntu1" fo:letter-spacing="normal" fo:font-style="normal" fo:font-weight="normal" officeooo:rsid="0007f466"/>
    </style:style>
    <style:style style:name="T16" style:family="text">
      <style:text-properties fo:font-variant="normal" fo:text-transform="none" fo:color="#393939" style:font-name="Ubuntu1" fo:letter-spacing="normal" fo:font-style="normal" fo:font-weight="normal" officeooo:rsid="000c1e1b" style:font-style-asian="italic" style:font-style-complex="italic"/>
    </style:style>
    <style:style style:name="T17" style:family="text">
      <style:text-properties fo:font-variant="normal" fo:text-transform="none" fo:color="#393939" style:font-name="Ubuntu1" fo:letter-spacing="normal" fo:font-style="normal" fo:font-weight="normal" officeooo:rsid="000c1e1b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393939" style:font-name="Ubuntu1" fo:letter-spacing="normal" fo:font-style="normal" fo:font-weight="normal" officeooo:rsid="0007f466" style:font-weight-asian="normal" style:font-weight-complex="normal"/>
    </style:style>
    <style:style style:name="T19" style:family="text">
      <style:text-properties fo:font-variant="normal" fo:text-transform="none" fo:color="#393939" style:font-name="Ubuntu1" fo:letter-spacing="normal" fo:font-style="normal" officeooo:rsid="0007f466"/>
    </style:style>
    <style:style style:name="T20" style:family="text">
      <style:text-properties fo:font-variant="normal" fo:text-transform="none" fo:color="#393939" style:font-name="Ubuntu1" fo:letter-spacing="normal" fo:font-style="normal" officeooo:rsid="000c1e1b" style:font-style-asian="italic" style:font-style-complex="italic"/>
    </style:style>
    <style:style style:name="T21" style:family="text">
      <style:text-properties fo:font-variant="normal" fo:text-transform="none" fo:color="#393939" style:font-name="Ubuntu1" fo:letter-spacing="normal" fo:font-style="normal" fo:font-weight="bold" officeooo:rsid="0007f466" style:font-weight-asian="bold" style:font-weight-complex="bold"/>
    </style:style>
    <style:style style:name="T22" style:family="text">
      <style:text-properties fo:font-variant="normal" fo:text-transform="none" fo:color="#393939" style:font-name="Ubuntu1" fo:letter-spacing="normal" fo:font-style="normal" fo:font-weight="bold" officeooo:rsid="000c1e1b" style:font-style-asian="italic" style:font-weight-asian="bold" style:font-style-complex="italic" style:font-weight-complex="bold"/>
    </style:style>
    <style:style style:name="T23" style:family="text">
      <style:text-properties fo:font-variant="normal" fo:text-transform="none" fo:color="#555555" fo:font-size="12pt" fo:letter-spacing="normal" fo:font-style="normal" style:font-size-asian="12pt" style:font-size-complex="12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font-style="normal" style:font-size-asian="12pt" style:font-size-complex="12pt"/>
    </style:style>
    <style:style style:name="T26" style:family="text">
      <style:text-properties fo:font-size="12pt" fo:font-style="normal" style:font-size-asian="12pt" style:font-weight-asian="normal" style:font-size-complex="12pt" style:font-weight-complex="normal"/>
    </style:style>
    <style:style style:name="T27" style:family="text">
      <style:text-properties fo:color="#555555"/>
    </style:style>
    <style:style style:name="T28" style:family="text">
      <style:text-properties fo:color="#555555" style:font-name="Roboto"/>
    </style:style>
    <style:style style:name="T29" style:family="text">
      <style:text-properties fo:color="#555555" style:font-name="Roboto" fo:font-size="21pt"/>
    </style:style>
    <style:style style:name="T30" style:family="text">
      <style:text-properties fo:color="#555555" style:font-name="Roboto" style:font-size-asian="12pt" style:font-size-complex="12pt"/>
    </style:style>
    <style:style style:name="T31" style:family="text">
      <style:text-properties fo:color="#555555" style:font-size-asian="12pt" style:font-size-complex="12pt"/>
    </style:style>
    <style:style style:name="T32" style:family="text">
      <style:text-properties officeooo:rsid="0007f466" style:font-size-asian="12pt" style:font-size-complex="12pt"/>
    </style:style>
    <style:style style:name="T33" style:family="text">
      <style:text-properties officeooo:rsid="0008a813"/>
    </style:style>
    <style:style style:name="T34" style:family="text">
      <style:text-properties style:font-name="Ubuntu1"/>
    </style:style>
    <style:style style:name="T35" style:family="text">
      <style:text-properties style:font-name="Ubuntu1" officeooo:rsid="000a8c6d"/>
    </style:style>
    <style:style style:name="T36" style:family="text">
      <style:text-properties style:font-name="Ubuntu1" fo:font-size="12pt" style:font-size-asian="12pt" style:font-size-complex="12pt"/>
    </style:style>
    <style:style style:name="T37" style:family="text">
      <style:text-properties style:font-name="Ubuntu1" fo:font-size="12pt" style:font-size-asian="12pt" style:font-weight-asian="normal" style:font-size-complex="12pt" style:font-weight-complex="normal"/>
    </style:style>
    <style:style style:name="T38" style:family="text">
      <style:text-properties style:font-name="Ubuntu1" fo:font-size="12pt" fo:font-style="normal" style:font-size-asian="12pt" style:font-size-complex="12pt"/>
    </style:style>
    <style:style style:name="T39" style:family="text">
      <style:text-properties style:font-name="Ubuntu1" fo:font-size="12pt" fo:font-style="normal" style:font-size-asian="12pt" style:font-weight-asian="normal" style:font-size-complex="12pt" style:font-weight-complex="normal"/>
    </style:style>
    <style:style style:name="T40" style:family="text">
      <style:text-properties style:font-name="Ubuntu1" fo:font-size="12pt" fo:font-style="normal" fo:font-weight="bold" style:font-size-asian="12pt" style:font-weight-asian="bold" style:font-size-complex="12pt" style:font-weight-complex="bold"/>
    </style:style>
    <style:style style:name="T41" style:family="text">
      <style:text-properties style:font-name="Ubuntu1" fo:font-size="12pt" fo:font-weight="bold" style:font-size-asian="12pt" style:font-weight-asian="bold" style:font-size-complex="12pt" style:font-weight-complex="bold"/>
    </style:style>
    <style:style style:name="T42" style:family="text">
      <style:text-properties style:font-name="Ubuntu1" fo:font-style="normal"/>
    </style:style>
    <style:style style:name="T43" style:family="text">
      <style:text-properties style:font-name="Ubuntu1" fo:font-style="normal" fo:font-weight="bold" style:font-weight-asian="bold" style:font-weight-complex="bold"/>
    </style:style>
    <style:style style:name="T44" style:family="text">
      <style:text-properties style:font-name="Ubuntu1" fo:font-style="normal" style:font-weight-asian="normal" style:font-weight-complex="normal"/>
    </style:style>
    <style:style style:name="T45" style:family="text">
      <style:text-properties officeooo:rsid="000a8c6d"/>
    </style:style>
    <style:style style:name="T46" style:family="text">
      <style:text-properties officeooo:rsid="000c1e1b"/>
    </style:style>
    <style:style style:name="T47" style:family="text">
      <style:text-properties officeooo:rsid="000d1a7e"/>
    </style:style>
    <style:style style:name="T48" style:family="text">
      <style:text-properties officeooo:rsid="000d60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déias:</text:p>
      <text:p text:style-name="P6"/>
      <text:p text:style-name="P5">Nossa equipe Teve ideias das mais mirabolantes imagináveis, todas muito criativas, mas logicamente que nem todas viáveis no sentido de serem economicamente sustentáveis.</text:p>
      <text:p text:style-name="P5"/>
      <text:p text:style-name="P7"><text:span text:style-name="T1">Algumas talvez iriam gerar custos altos para implantação desenvolvimento e que talvez não pudessem no final das contas oferecer uma solução muito melhor do que uma ideia simples porém bem calculada </text:span><text:span text:style-name="T47">e com um</text:span><text:span text:style-name="T1"> orçamento </text:span><text:span text:style-name="T47">mínimo</text:span><text:span text:style-name="T1">, <text:s/>e que resolvesse o principal problema que identificamos no desafio de Ambiente e Saúde proposto pela Dani.</text:span></text:p>
      <text:p text:style-name="P5">--------------------------------------------------</text:p>
      <text:p text:style-name="P10"/>
      <text:p text:style-name="P10"><text:span text:style-name="T48">Problema identificado:</text:span></text:p>
      <text:p text:style-name="P9"/>
      <text:p text:style-name="P7"><text:span text:style-name="T1">Principal problema que entendemos deste desafio é que </text:span><text:span text:style-name="T2">atualmente a ferramenta existente de verificação das escalas dos pacientes ainda é Manual, utilizando uma planilha com papel é caneta para preenchimento de dados que precisam ser computados manualmente com uma calculadora para identificar em que grau da escala o paciente se encontra naquele momento, tornando assim o trabalho do enfermeiro muito manual neste sentido podendo ocorrer risco de erros de calculos ( pois eles são feitos de forma manual ) além de ser necessários em caso de hospitais que possuem prontuário eletrônico repassar de forma manual com a digitação dos dados coletados manualmente para dentro do prontuário eletrônico, e em casos de hospitais que por ventura não tenha este prontuário eletrônico, estes dados das escalas podem produzir uma imensa pilha de papeis que dificultam o acesso da consulta destes dados pelos profissionais da saúde.</text:span></text:p>
      <text:p text:style-name="P7"/>
      <text:p text:style-name="P8">Outro desafio importante deste projeto é que todo este problema relatado acima se multiplica pela quantidade de escalas existentes vamos citar apenas algumas :</text:p>
      <text:p text:style-name="P8"/>
      <text:h text:style-name="P2" text:outline-level="2">-Escala de Braden</text:h>
      <text:p text:style-name="P15"><text:span text:style-name="T12">-</text:span><text:span text:style-name="T45">E</text:span>scala de Cubbin &amp; Jackson</text:p>
      <text:p text:style-name="P16"><text:span text:style-name="T12">-Escala de Morse</text:span></text:p>
      <text:p text:style-name="P16"><text:span text:style-name="T12">-Escala de Ramsay</text:span></text:p>
      <text:p text:style-name="P16"><text:span text:style-name="T12">-</text:span><text:span text:style-name="T23">Escala de Richmond – Richmond Agitation Sedation Scale (RASS)</text:span></text:p>
      <text:p text:style-name="P12"><text:span text:style-name="T27">-Escala de Sedação-Agitação: Sedation-Agitation Scale – SAS</text:span></text:p>
      <text:p text:style-name="P12"><text:span text:style-name="T3">-SOFA – Sequential Organ Failure Assessment</text:span></text:p>
      <text:h text:style-name="P3" text:outline-level="2"><text:span text:style-name="T32">-</text:span><text:span text:style-name="T31">Escala de Glasgow – Glasgow Coma Scale (GCS)</text:span></text:h>
      <text:h text:style-name="P1" text:outline-level="2"><text:span text:style-name="T37">-APACHE – </text:span><text:span text:style-name="Emphasis"><text:span text:style-name="T39">Acute Physiology Chronic Health Evaluation</text:span></text:span></text:h>
      <text:h text:style-name="P4" text:outline-level="4"><text:span text:style-name="Emphasis"><text:span text:style-name="T39">-</text:span></text:span><text:span text:style-name="Emphasis"><text:span text:style-name="T39">Escala Infusion Nurses Society</text:span></text:span></text:h>
      <text:h text:style-name="P4" text:outline-level="4"><text:span text:style-name="Emphasis"><text:span text:style-name="T39">-</text:span></text:span><text:span text:style-name="Emphasis"><text:span text:style-name="T44">Escala Maddox</text:span></text:span></text:h>
      <text:h text:style-name="P4" text:outline-level="4"><text:span text:style-name="Emphasis"><text:span text:style-name="T44">-Escala Visual Infusion Phlebiti</text:span></text:span></text:h>
      <text:p text:style-name="P13"><text:span text:style-name="Emphasis"><text:span text:style-name="T18">-Escala de Depressão Pós-natal de Edimburgo (Edinburgh Postnatal Depression Scale – EPDS)</text:span></text:span></text:p>
      <text:p text:style-name="P13"><text:soft-page-break/><text:span text:style-name="Emphasis"><text:span text:style-name="T18">-Escala de Alerta Precoce Modificada (EAPM)</text:span></text:span></text:p>
      <text:p text:style-name="P13"><text:span text:style-name="Emphasis"><text:span text:style-name="T18">-Escala de MEWS</text:span></text:span></text:p>
      <text:p text:style-name="P13"><text:span text:style-name="Emphasis"><text:span text:style-name="T18">-ESCALA DE NORTON</text:span></text:span></text:p>
      <text:p text:style-name="P13"><text:span text:style-name="Emphasis"><text:span text:style-name="T18">- ESCALA DE WATERLOW</text:span></text:span></text:p>
      <text:p text:style-name="P14"><text:span text:style-name="Emphasis"><text:span text:style-name="T18">- ESCALA DE </text:span></text:span><text:span text:style-name="Emphasis"><text:span text:style-name="T17">DOR</text:span></text:span></text:p>
      <text:p text:style-name="P14"><text:span text:style-name="Emphasis"><text:span text:style-name="T17">- ESCALA DE NHISS</text:span></text:span></text:p>
      <text:p text:style-name="P14"><text:span text:style-name="Emphasis"><text:span text:style-name="T7"/></text:span></text:p>
      <text:p text:style-name="P17"><text:span text:style-name="Emphasis"><text:span text:style-name="T8">Proposta de solução:</text:span></text:span></text:p>
      <text:p text:style-name="P14"><text:span text:style-name="Emphasis"><text:span text:style-name="T7"/></text:span></text:p>
      <text:p text:style-name="P14"><text:span text:style-name="Emphasis"><text:span text:style-name="T7"/></text:span></text:p>
      <text:p text:style-name="P13"><text:line-break/></text:p>
      <text:p text:style-name="P1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Ubuntu" svg:font-family="Ubuntu, 'var nv-fallback-ff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7:26:38.252967068</meta:creation-date>
    <dc:date>2021-12-14T08:49:23.300064876</dc:date>
    <meta:editing-duration>PT11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8" meta:word-count="341" meta:character-count="2309" meta:non-whitespace-character-count="1987"/>
  </office:meta>
</office:document-meta>
</file>